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Liberation Serf" svg:font-family="'Liberation Serf'"/>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SimSun" svg:font-family="SimSun, 宋体"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data-style-name="N37">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1" fo:font-weight="bold" style:font-name-asian="SimSun" style:language-asian="zh" style:country-asian="CN" style:font-weight-asian="bold" style:font-name-complex="Arial1" style:font-weight-complex="bold"/>
    </style:style>
    <style:style style:name="P6" style:family="paragraph" style:parent-style-name="Standard">
      <style:paragraph-properties style:text-autospace="none"/>
      <style:text-properties style:font-name="Arial1" fo:font-weight="bold" style:font-name-asian="SimSun" style:language-asian="zh" style:country-asian="CN" style:font-weight-asian="bold" style:font-name-complex="Arial1" style:font-weight-complex="bold"/>
    </style:style>
    <style:style style:name="P7" style:family="paragraph" style:parent-style-name="Contents_20_Heading">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paragraph-properties fo:margin-left="0.9846in" fo:margin-right="0in" fo:text-indent="-0.25in" style:auto-text-indent="false"/>
    </style:style>
    <style:style style:name="P15" style:family="paragraph" style:parent-style-name="Standard" style:master-page-name="First_20_Page">
      <style:paragraph-properties fo:line-height="150%" style:page-number="auto" fo:break-before="auto" fo:break-after="auto"/>
    </style:style>
    <style:style style:name="P16" style:family="paragraph" style:parent-style-name="Standard" style:list-style-name="L3"/>
    <style:style style:name="P17" style:family="paragraph" style:parent-style-name="Standard" style:list-style-name="L9">
      <style:text-properties style:font-name="Monospace" fo:font-size="8pt" style:font-name-asian="Monospace" style:font-size-asian="8pt" style:font-name-complex="Monospace" style:font-size-complex="8pt"/>
    </style:style>
    <style:style style:name="P18" style:family="paragraph" style:parent-style-name="Text_20_body"/>
    <style:style style:name="P19" style:family="paragraph" style:parent-style-name="Text_20_body" style:list-style-name="L2"/>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text-properties fo:font-weight="bold" style:font-weight-asian="bold" style:font-weight-complex="bold"/>
    </style:style>
    <style:style style:name="P25" style:family="paragraph" style:parent-style-name="Text_20_body" style:list-style-name="L8">
      <style:text-properties fo:font-weight="bold" style:font-weight-asian="bold" style:font-weight-complex="bold"/>
    </style:style>
    <style:style style:name="P26" style:family="paragraph" style:parent-style-name="Text_20_body" style:list-style-name="L9">
      <style:text-properties style:font-name="Monospace" fo:font-size="8pt" style:font-name-asian="Monospace" style:font-size-asian="8pt" style:font-name-complex="Monospace" style:font-size-complex="8pt"/>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13"/>
    <style:style style:name="P32" style:family="paragraph" style:parent-style-name="Text_20_body">
      <style:text-properties style:font-name="Liberation Serif"/>
    </style:style>
    <style:style style:name="P33" style:family="paragraph" style:parent-style-name="Text_20_body">
      <style:text-properties style:font-name="Liberation Serif" fo:font-weight="bold" style:font-weight-asian="bold" style:font-weight-complex="bold"/>
    </style:style>
    <style:style style:name="P34" style:family="paragraph" style:parent-style-name="Text_20_body" style:list-style-name="L2">
      <style:paragraph-properties fo:margin-left="0.9846in" fo:margin-right="0in" fo:text-indent="-0.25in" style:auto-text-indent="false"/>
    </style:style>
    <style:style style:name="P35" style:family="paragraph" style:parent-style-name="Text_20_body" style:list-style-name="L8">
      <style:paragraph-properties fo:margin-left="0.9846in" fo:margin-right="0in" fo:text-indent="-0.25in" style:auto-text-indent="false"/>
    </style:style>
    <style:style style:name="P36" style:family="paragraph" style:parent-style-name="Text_20_body" style:list-style-name="L8">
      <style:paragraph-properties fo:margin-left="0.9846in" fo:margin-right="0in" fo:text-indent="-0.25in" style:auto-text-indent="false"/>
      <style:text-properties fo:font-weight="normal" style:font-weight-asian="normal" style:font-weight-complex="normal"/>
    </style:style>
    <style:style style:name="P37" style:family="paragraph" style:parent-style-name="Text_20_body" style:list-style-name="L2">
      <style:paragraph-properties fo:margin-left="0.4925in" fo:margin-right="0in" fo:text-indent="-0.25in" style:auto-text-indent="false"/>
    </style:style>
    <style:style style:name="P38" style:family="paragraph" style:parent-style-name="Text_20_body">
      <style:paragraph-properties fo:break-before="page"/>
    </style:style>
    <style:style style:name="P39" style:family="paragraph" style:parent-style-name="Heading_20_1" style:list-style-name="L1"/>
    <style:style style:name="P40" style:family="paragraph" style:parent-style-name="Heading_20_1" style:list-style-name=""/>
    <style:style style:name="P41" style:family="paragraph" style:parent-style-name="Heading_20_1" style:list-style-name="L1">
      <style:paragraph-properties fo:break-before="page"/>
    </style:style>
    <style:style style:name="P42" style:family="paragraph" style:parent-style-name="Table_20_Contents">
      <style:text-properties style:font-name="Liberation Serif"/>
    </style:style>
    <style:style style:name="P43" style:family="paragraph" style:parent-style-name="Table_20_Contents">
      <style:text-properties style:font-name="Liberation Serif" fo:font-weight="normal" style:font-weight-asian="normal" style:font-weight-complex="normal"/>
    </style:style>
    <style:style style:name="P44" style:family="paragraph" style:parent-style-name="Table_20_Contents">
      <style:text-properties style:font-name="Liberation Serif" fo:font-weight="bold" style:font-weight-asian="bold" style:font-weight-complex="bold"/>
    </style:style>
    <style:style style:name="P45"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46"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47" style:family="paragraph" style:parent-style-name="Heading_20_2" style:list-style-name=""/>
    <style:style style:name="P48" style:family="paragraph" style:parent-style-name="Heading_20_2">
      <style:paragraph-properties fo:break-before="page"/>
    </style:style>
    <style:style style:name="P49" style:family="paragraph" style:parent-style-name="Heading_20_3" style:list-style-name="">
      <style:paragraph-properties fo:line-height="150%"/>
    </style:style>
    <style:style style:name="P50" style:family="paragraph" style:parent-style-name="Heading_20_3">
      <style:paragraph-properties fo:break-before="page"/>
    </style:style>
    <style:style style:name="P51" style:family="paragraph" style:parent-style-name="Preformatted_20_Text">
      <style:text-properties style:font-name="Liberation Serif"/>
    </style:style>
    <style:style style:name="P52" style:family="paragraph" style:parent-style-name="Preformatted_20_Text">
      <style:text-properties style:font-name="Liberation Serif" fo:font-weight="normal" style:font-weight-asian="normal" style:font-weight-complex="normal"/>
    </style:style>
    <style:style style:name="P53"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54" style:family="paragraph" style:parent-style-name="Preformatted_20_Text">
      <style:paragraph-properties fo:margin-top="0in" fo:margin-bottom="0.1965in"/>
    </style:style>
    <style:style style:name="P55" style:family="paragraph" style:parent-style-name="List_20_Contents">
      <style:paragraph-properties fo:margin-top="0in" fo:margin-bottom="0.1965in"/>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align="center" fo:text-indent="0in"/>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end" fo:text-indent="0in"/>
    </style:style>
    <style:style style:name="P60" style:family="paragraph">
      <style:paragraph-properties fo:margin-left="0in" fo:margin-right="0in" fo:margin-top="0in" fo:margin-bottom="0in" fo:line-height="100%" fo:text-align="end" fo:text-indent="0in"/>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indent="0in"/>
    </style:style>
    <style:style style:name="P63" style:family="paragraph">
      <style:paragraph-properties fo:margin-left="0in" fo:margin-right="0in" fo:margin-top="0in" fo:margin-bottom="0in" fo:line-height="100%" fo:text-indent="0in"/>
      <style:text-properties style:use-window-font-color="true" style:text-outline="false" style:text-line-through-style="none" style:font-name="Arial"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8" style:family="text">
      <style:text-properties fo:color="#000000" style:font-name="Monospace" fo:font-size="8pt" fo:font-style="italic" style:text-underline-style="solid" style:text-underline-width="auto" style:text-underline-color="font-color" fo:font-weight="normal" style:font-name-asian="Monospace" style:font-size-asian="8pt" style:font-style-asian="italic" style:font-weight-asian="normal" style:font-name-complex="Monospace" style:font-size-complex="8pt" style:font-style-complex="italic" style:font-weight-complex="normal"/>
    </style:style>
    <style:style style:name="T9"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0" style:family="text">
      <style:text-properties fo:color="#000000" style:font-name="Monospace" fo:font-size="8pt" fo:font-style="normal" style:text-underline-style="solid" style:text-underline-width="auto" style:text-underline-color="font-color" fo:font-weight="bold" style:font-name-asian="Monospace" style:font-size-asian="8pt" style:font-style-asian="normal" style:font-weight-asian="bold" style:font-name-complex="Monospace" style:font-size-complex="8pt" style:font-style-complex="normal" style:font-weight-complex="bold"/>
    </style:style>
    <style:style style:name="T11" style:family="text">
      <style:text-properties fo:color="#000000" style:font-name="Monospace" fo:font-size="8pt" fo:font-style="normal" style:text-underline-style="solid" style:text-underline-width="auto" style:text-underline-color="font-color" fo:font-weight="normal" style:font-name-asian="Monospace" style:font-size-asian="8pt" style:font-style-asian="normal" style:font-weight-asian="normal" style:font-name-complex="Monospace" style:font-size-complex="8pt" style:font-style-complex="normal" style:font-weight-complex="normal"/>
    </style:style>
    <style:style style:name="T12"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3"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4" style:family="text">
      <style:text-properties fo:color="#000000" style:font-name="Liberation Serif" fo:font-size="12pt" fo:font-style="italic" style:font-name-asian="Monospace" style:font-size-asian="10.5pt" style:font-style-asian="normal" style:font-name-complex="Monospace" style:font-size-complex="12pt" style:font-style-complex="normal"/>
    </style:style>
    <style:style style:name="T15"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6" style:family="text">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T17" style:family="text">
      <style:text-properties fo:color="#000000" fo:font-style="normal" style:font-style-asian="normal" style:font-style-complex="normal"/>
    </style:style>
    <style:style style:name="T18" style:family="text">
      <style:text-properties fo:color="#000000" fo:font-style="normal" fo:font-weight="bold" style:font-style-asian="normal" style:font-weight-asian="bold" style:font-style-complex="normal" style:font-weight-complex="bold"/>
    </style:style>
    <style:style style:name="T19" style:family="text">
      <style:text-properties fo:color="#000000" fo:font-size="8pt" fo:font-style="italic" style:text-underline-style="solid" style:text-underline-width="auto" style:text-underline-color="font-color" fo:font-weight="normal" style:font-name-asian="Monospace" style:font-size-asian="8pt" style:font-style-asian="italic" style:font-weight-asian="normal" style:font-name-complex="Monospace" style:font-size-complex="8pt" style:font-style-complex="italic" style:font-weight-complex="normal"/>
    </style:style>
    <style:style style:name="T20" style:family="text">
      <style:text-properties fo:color="#000000" fo:font-size="12pt" fo:font-style="italic" style:text-underline-style="solid" style:text-underline-width="auto" style:text-underline-color="font-color" fo:font-weight="normal" style:font-name-asian="Monospace" style:font-size-asian="12pt" style:font-style-asian="italic" style:font-weight-asian="normal" style:font-name-complex="Monospace" style:font-size-complex="12pt" style:font-style-complex="italic" style:font-weight-complex="normal"/>
    </style:style>
    <style:style style:name="T21"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2"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style:font-name="Liberation Serif"/>
    </style:style>
    <style:style style:name="T26" style:family="text">
      <style:text-properties style:font-name="Liberation Serif" fo:font-size="12pt" fo:font-style="normal" style:font-size-asian="12pt" style:font-style-asian="normal" style:font-size-complex="12pt" style:font-style-complex="normal"/>
    </style:style>
    <style:style style:name="T27" style:family="text">
      <style:text-properties style:font-name="Liberation Serif" fo:font-size="12pt" fo:font-style="italic" style:font-size-asian="12pt" style:font-style-asian="italic" style:font-size-complex="12pt" style:font-style-complex="italic"/>
    </style:style>
    <style:style style:name="T28" style:family="text">
      <style:text-properties style:font-name="Liberation Serif" fo:font-style="italic" fo:font-weight="bold" style:font-style-asian="italic" style:font-weight-asian="normal" style:font-style-complex="italic" style:font-weight-complex="normal"/>
    </style:style>
    <style:style style:name="T29" style:family="text">
      <style:text-properties style:font-name="Liberation Serif" fo:font-style="italic" style:font-style-asian="italic" style:font-style-complex="italic"/>
    </style:style>
    <style:style style:name="T30" style:family="text">
      <style:text-properties style:font-name="Liberation Serif" fo:font-style="italic" fo:font-weight="normal" style:font-style-asian="italic" style:font-weight-asian="normal" style:font-style-complex="italic" style:font-weight-complex="normal"/>
    </style:style>
    <style:style style:name="T31" style:family="text">
      <style:text-properties style:font-name="Liberation Serif" fo:font-style="normal" fo:font-weight="bold" style:font-style-asian="normal" style:font-weight-asian="normal" style:font-style-complex="normal" style:font-weight-complex="normal"/>
    </style:style>
    <style:style style:name="T32" style:family="text">
      <style:text-properties style:font-name="Liberation Serif" fo:font-style="normal" style:font-style-asian="normal" style:font-style-complex="normal"/>
    </style:style>
    <style:style style:name="T33" style:family="text">
      <style:text-properties style:font-name="Liberation Serif" fo:font-style="normal" fo:font-weight="normal" style:font-style-asian="normal" style:font-weight-asian="normal" style:font-style-complex="normal" style:font-weight-complex="normal"/>
    </style:style>
    <style:style style:name="T34" style:family="text">
      <style:text-properties fo:color="#7f0055" fo:font-style="normal" fo:font-weight="bold" style:font-style-asian="normal" style:font-weight-asian="bold" style:font-style-complex="normal" style:font-weight-complex="bold"/>
    </style:style>
    <style:style style:name="T35" style:family="text">
      <style:text-properties fo:color="#0000ff"/>
    </style:style>
    <style:style style:name="T36" style:family="text">
      <style:text-properties fo:color="#008000"/>
    </style:style>
    <style:style style:name="T37" style:family="text">
      <style:text-properties fo:color="#ff0000"/>
    </style:style>
    <style:style style:name="T38" style:family="text">
      <style:text-properties style:font-name="Arial2"/>
    </style:style>
    <style:style style:name="T39" style:family="text">
      <style:text-properties style:font-name="Arial2" fo:font-style="normal" fo:font-weight="normal" style:font-style-asian="normal" style:font-weight-asian="normal" style:font-style-complex="normal" style:font-weight-complex="normal"/>
    </style:style>
    <style:style style:name="T40" style:family="text">
      <style:text-properties style:font-name="Arial2" fo:font-style="normal" style:font-style-asian="normal" style:font-style-complex="normal"/>
    </style:style>
    <style:style style:name="T41" style:family="text">
      <style:text-properties style:font-name="Arial2" fo:font-size="12pt" fo:font-style="normal" style:font-size-asian="12pt" style:font-style-asian="normal" style:font-size-complex="12pt" style:font-style-complex="normal"/>
    </style:style>
    <style:style style:name="T42" style:family="text">
      <style:text-properties fo:font-weight="normal" style:font-weight-asian="normal" style:font-weight-complex="normal"/>
    </style:style>
    <style:style style:name="T43" style:family="text">
      <style:text-properties style:font-name="courier"/>
    </style:style>
    <style:style style:name="T44" style:family="text">
      <style:text-properties style:font-name="courier" fo:font-style="normal" style:font-style-asian="normal" style:font-style-complex="normal"/>
    </style:style>
    <style:style style:name="T45" style:family="text">
      <style:text-properties style:text-underline-style="solid" style:text-underline-width="auto" style:text-underline-color="font-color" fo:font-weight="bold"/>
    </style:style>
    <style:style style:name="T46"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47" style:family="text">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6">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Herbert Jachs</text:p>
      <text:p text:style-name="P1"/>
      <text:p text:style-name="P1"/>
      <text:p text:style-name="P1"/>
      <text:p text:style-name="P1">Linz, 26. März 2010<text:line-break/>Version 0.1</text:p>
      <text:p text:style-name="P1"/>
      <text:p text:style-name="P8">Kurzfassung</text:p>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Abstract</text:p>
      <text:p text:style-name="P6"/>
      <text:p text:style-name="P5">Ehrenwörtliche Erklärung:</text:p>
      <text:p text:style-name="P5"/>
      <text:p text:style-name="P5">Vorwort</text:p>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Inhaltsverzeichnis</text:p>
          </text:index-title>
          <text:p text:style-name="P11">1.Externe Komponenten<text:tab/>3</text:p>
          <text:p text:style-name="P12">Hardwareumgebung<text:tab/>3</text:p>
          <text:p text:style-name="P12">Softwareumgebung<text:tab/>3</text:p>
          <text:p text:style-name="P13">FreeRTOS<text:tab/>3</text:p>
          <text:p text:style-name="P13">LWIP<text:tab/>4</text:p>
          <text:p text:style-name="P11">2.Konfiguration<text:tab/>5</text:p>
          <text:p text:style-name="P12">1.1 FreeRTOS<text:tab/>5</text:p>
          <text:p text:style-name="P13">Tasks<text:tab/>5</text:p>
          <text:p text:style-name="P13">Queues<text:tab/>5</text:p>
          <text:p text:style-name="P12">1.2 LWIP<text:tab/>5</text:p>
          <text:p text:style-name="P12">1.3 LumWeb<text:tab/>5</text:p>
          <text:p text:style-name="P11">3.Lumweb<text:tab/>6</text:p>
          <text:p text:style-name="P12">Webserver<text:tab/>7</text:p>
          <text:p text:style-name="P12">Webclient<text:tab/>8</text:p>
          <text:p text:style-name="P13">3.1 Interface<text:tab/>8</text:p>
          <text:p text:style-name="P12">ComTask<text:tab/>9</text:p>
          <text:p text:style-name="P13">3.1 Interface<text:tab/>9</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3" office:value-type="float" office:value="0.2">
            <text:p text:style-name="Table_20_Contents">0.2</text:p>
          </table:table-cell>
          <table:table-cell table:style-name="Table1.B3" office:value-type="date" office:date-value="2010-06-04">
            <text:p text:style-name="Table_20_Contents">06/04/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
      <text:p text:style-name="Text_20_body"/>
      <text:p text:style-name="P8"/>
      <text:list xml:id="list1271221350" text:style-name="L1">
        <text:list-item>
          <text:h text:style-name="P39" text:outline-level="1">Externe Komponenten</text:h>
        </text:list-item>
      </text:list>
      <text:h text:style-name="Text_20_body" text:outline-level="1"/>
      <text:h text:style-name="Heading_20_2" text:outline-level="2">Hardwareumgebung</text:h>
      <text:p text:style-name="Text_20_body">Als Entwicklungssystem wurde ein LuminaryMicro <text:a xlink:type="simple" xlink:href="http://www.luminarymicro.com/products/dk-lm3s9b96.html">DK-LM3S9B96</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p>
      <text:list xml:id="list1077579510" text:style-name="L2">
        <text:list-item>
          <text:p text:style-name="P19">3.5“ Farb-LCD </text:p>
        </text:list-item>
        <text:list-item>
          <text:p text:style-name="P34">Auflösung: 320 x 240</text:p>
        </text:list-item>
        <text:list-item>
          <text:p text:style-name="P34">Resistiver Touchscreen</text:p>
        </text:list-item>
        <text:list-item>
          <text:p text:style-name="P37">80 MHz LM3S9B9 uC</text:p>
        </text:list-item>
        <text:list-item>
          <text:p text:style-name="P34">256kB Flash</text:p>
        </text:list-item>
        <text:list-item>
          <text:p text:style-name="P34">96kB Sram</text:p>
        </text:list-item>
        <text:list-item>
          <text:p text:style-name="P34">integrierter Ethernet Controller</text:p>
        </text:list-item>
        <text:list-item>
          <text:p text:style-name="P34">Card Reader</text:p>
        </text:list-item>
        <text:list-item>
          <text:p text:style-name="P34">ARM Cortex 3M CPU</text:p>
        </text:list-item>
      </text:list>
      <text:p text:style-name="P14"/>
      <text:p text:style-name="P14"/>
      <text:p text:style-name="P9"/>
      <text:h text:style-name="Heading_20_2" text:outline-level="2">Softwareumgebung</text:h>
      <text:h text:style-name="Heading_20_3" text:outline-level="3">FreeRTOS</text:h>
      <text:p text:style-name="Text_20_body">Als Betriebssystem wird das in C geschriebene Open Source Realtime Operatring System <text:soft-page-break/><text:a xlink:type="simple" xlink:href="http://www.freertos.org/">FreeRTOS</text:a> verwendet, da es lizenzfrei verwendet werden kann und als sehr stabil gilt. Als Entwicklungssystem wurde eine ARM Cortext 3M CPU verwendet, FreeRTOS ist aber für viele verschiedene Hardwareplattformen verfügbar:</text:p>
      <text:list xml:id="list1745910435" text:style-name="L3">
        <text:list-item>
          <text:p text:style-name="P16">Mikrocontroller mit ARM-Cortex-M3-Architektur </text:p>
        </text:list-item>
        <text:list-item>
          <text:p text:style-name="P16">Mikrocontroller mit ARM7-Architektur</text:p>
        </text:list-item>
        <text:list-item>
          <text:p text:style-name="P16">Atmel AVR und Atmel AVR32 </text:p>
        </text:list-item>
        <text:list-item>
          <text:p text:style-name="P16">Freescale Semiconductor HCS12-Familie und Coldfire V2 </text:p>
        </text:list-item>
        <text:list-item>
          <text:p text:style-name="P16">Xilinx MicroBlaze und PowerPC PPC405 </text:p>
        </text:list-item>
        <text:list-item>
          <text:p text:style-name="P16">Texas Instruments MSP430 </text:p>
        </text:list-item>
        <text:list-item>
          <text:p text:style-name="P16">Microchip Technology PIC18, PIC24, dsPIC, PIC32 </text:p>
        </text:list-item>
        <text:list-item>
          <text:p text:style-name="P16">Renesas H8/S SuperH </text:p>
        </text:list-item>
        <text:list-item>
          <text:p text:style-name="P16">Fujitsu MB91460 32bit und MB96340 16bit </text:p>
        </text:list-item>
        <text:list-item>
          <text:p text:style-name="P16">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1" text:note-class="footnote"><text:note-citation>1</text:note-citation><text:note-body><text:p text:style-name="Footnote">Wikipedia – FreeRTOS, April 2010, http://de.wikipedia.org/w/index.php?title=FreeRTOS&amp;oldid=69842333</text:p></text:note-body></text:note></text:h>
      <text:p text:style-name="Text_20_body"><text:span text:style-name="T4">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p text:style-name="Text_20_body"/>
      <text:h text:style-name="Heading_20_5" text:outline-level="5"><text:soft-page-break/>Multitasking</text:h>
      <text:p text:style-name="Text_20_body">Der Begriff <text:span text:style-name="T4">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2" text:note-class="footnote"><text:note-citation>2</text:note-citation><text:note-body><text:p text:style-name="Footnote">RTOS Fundamentals – Multitasking, April 2010, http://www.freertos.org/implementation/index.html</text:p></text:note-body></text:note></text:p>
      <text:list xml:id="list2138567229" text:style-name="L11">
        <text:list-item>
          <text:p text:style-name="P28">Durch die Multitasking und Intertask Kommunikation können komplexe Anwendungen in kleiner, besser wartbare Tasks zerlegt werden </text:p>
        </text:list-item>
        <text:list-item>
          <text:p text:style-name="P28">Die Zerlegung von Anwendungen vereinfacht das Testen, die Wiederverwendbarkeit und die Arbeitsteilung in Teams</text:p>
        </text:list-item>
        <text:list-item>
          <text:p text:style-name="P28">Komplexe Timing Funktionen können von der Anwendung ins Betriebssystem ausgelagert werden</text:p>
        </text:list-item>
      </text:list>
      <text:p text:style-name="Text_20_body">FreeRTOS bietet 2 Möglichkeiten, um Multitasking zu verwenden, Tasks und <text:span text:style-name="T38">Co-routines</text:span><text:note text:id="ftn3" text:note-class="footnote"><text:note-citation>3</text:note-citation><text:note-body><text:p text:style-name="Footnote">FreeRTOS Dokumentation – <text:span text:style-name="T25">Tasks and Co-routines</text:span><text:span text:style-name="T38">,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4" text:note-class="footnote"><text:note-citation>4</text:note-citation><text:note-body><text:p text:style-name="Footnote">Ein <text:span text:style-name="T4">Prozess-Scheduler</text:span> ist ein Steuerprogramm, das die die zeitliche Ausführung mehrerer Prozesse in Betriebssystemen regelt</text:p></text:note-body></text:note> <text:s/>in seinem eigenen Kontext<text:note text:id="ftn5" text:note-class="footnote"><text:note-citation>5</text:note-citation><text:note-body><text:p text:style-name="Footnote">Als <text:span text:style-name="T4">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P24">Vor- und Nachteile von Tasks:</text:p>
      <text:list xml:id="list660183262" text:style-name="L12">
        <text:list-item>
          <text:p text:style-name="P29">einfach</text:p>
        </text:list-item>
        <text:list-item>
          <text:p text:style-name="P29">keine Nutzungsbeschränkungen</text:p>
        </text:list-item>
        <text:list-item>
          <text:p text:style-name="P29">voll priorisierbar</text:p>
        </text:list-item>
        <text:list-item>
          <text:p text:style-name="P29">jeder Task hat einen eigenen Stack → höhere RAM-Nutzung</text:p>
        </text:list-item>
      </text:list>
      <text:p text:style-name="Text_20_body">Auf Co-routines wird hier nicht eingegangen, da LumWeb ausschließlich Tasks verwendet.</text:p>
      <text:p text:style-name="P24"/>
      <text:p text:style-name="P24"/>
      <text:p text:style-name="P24"><text:soft-page-break/>Task-States</text:p>
      <text:p text:style-name="P30">Jeder Task hat einen der folgenden States:</text:p>
      <text:list xml:id="list1643568504" text:style-name="L13">
        <text:list-item>
          <text:p text:style-name="P31"><text:span text:style-name="T3">Running</text:span><text:span text:style-name="T42"><text:line-break/>wenn ein Task ausgeführt wird, bezeichnet man ihn als </text:span><text:span text:style-name="T3">Running</text:span></text:p>
        </text:list-item>
        <text:list-item>
          <text:p text:style-name="P31"><text:span text:style-name="T3">Ready<text:line-break/></text:span><text:span text:style-name="T24">Tasks die ausgeführt werden könnten, aber zurzeit nicht ausgeführt werden, da ein anderer Task mit gleicher oder höherer Priorität <text:s/>gerade ausgeführt wird</text:span></text:p>
        </text:list-item>
        <text:list-item>
          <text:p text:style-name="P31"><text:span text:style-name="T3">Blocked<text:line-break/></text:span><text:span text:style-name="T24">Tasks <text:s/>im</text:span><text:span text:style-name="T3"> Blocked </text:span><text:span text:style-name="T24">State warten auf ein externes oder zeitliches Event </text:span></text:p>
        </text:list-item>
        <text:list-item>
          <text:p text:style-name="P31"><text:span text:style-name="T30">Suspended<text:line-break/></text:span><text:span text:style-name="T33">Tasks im </text:span><text:span text:style-name="T30">Suspended </text:span><text:span text:style-name="T33">State werden vom Schedular ignoriert, dieser State wird nur durch explizities Aufrufen von </text:span><text:span text:style-name="T27">vTaskSuspend</text:span><text:span text:style-name="T40">() </text:span><text:span text:style-name="T32">erreicht</text:span></text:p>
        </text:list-item>
      </text:list>
      <text:p text:style-name="P24"><text:span text:style-name="T32">Task Priorität</text:span></text:p>
      <text:p text:style-name="P32"><text:span text:style-name="T24">Jedem Task wird ein Priorität von 0 bis </text:span><text:span text:style-name="T23">( configMAX_PRIORITIES - 1 ) zugewiesen. </text:span></text:p>
      <text:p text:style-name="P32"><text:span text:style-name="T23">Eine niedrige Prioritätsnummer bedeutet eine niedrige Priorität (Idle Task Priorität ist 0).</text:span></text:p>
      <text:p text:style-name="P32"><text:span text:style-name="T23">Der Scheduler preferiert Tasks mit höhere Priorität.</text:span></text:p>
      <text:p text:style-name="P32"><text:span text:style-name="T23"/></text:p>
      <text:p text:style-name="P33"><text:span text:style-name="T23">Task implementieren</text:span></text:p>
      <text:p text:style-name="P32"><text:span text:style-name="T23">Ein Task sollte folgende Struktur haben:</text:span></text:p>
      <text:p text:style-name="Preformatted_20_Text"><text:span text:style-name="T40"><text:s text:c="4"/></text:span><text:span text:style-name="T44">void vATaskFunction( void *pvParameters )</text:span></text:p>
      <text:p text:style-name="Preformatted_20_Text"><text:s text:c="4"/><text:span text:style-name="T43">{</text:span></text:p>
      <text:p text:style-name="Preformatted_20_Text"><text:s text:c="8"/><text:span text:style-name="T43">for( ;; )</text:span></text:p>
      <text:p text:style-name="Preformatted_20_Text"><text:s text:c="8"/><text:span text:style-name="T43">{</text:span></text:p>
      <text:p text:style-name="Preformatted_20_Text"><text:s text:c="12"/><text:span text:style-name="T43">-- Task application code here. --</text:span></text:p>
      <text:p text:style-name="Preformatted_20_Text"><text:s text:c="8"/><text:span text:style-name="T43">}</text:span></text:p>
      <text:p text:style-name="P54"><text:s text:c="4"/><text:span text:style-name="T43">}</text:span></text:p>
      <text:p text:style-name="P44"><text:span text:style-name="T23">Inter-task Kommuniktaion</text:span><text:span text:style-name="T23"><text:note text:id="ftn6" text:note-class="footnote"><text:note-citation>6</text:note-citation><text:note-body><text:p text:style-name="Footnote">FreeRTOS Dokumentation - <text:span text:style-name="T38">Inter-task Communication - </text:span>http://www.freertos.org/Inter-Task-Communication.html</text:p></text:note-body></text:note></text:span></text:p>
      <text:p text:style-name="P43"><text:span text:style-name="T23">LumWeb verwendet zur Task Kommunikation ausschließlich Queues, darum wird hier nur auf diese Methode eingegangen.</text:span></text:p>
      <text:p text:style-name="P43"><text:span text:style-name="T23"/></text:p>
      <text:p text:style-name="P44"><text:soft-page-break/><text:span text:style-name="T23">Queues</text:span></text:p>
      <text:p text:style-name="P43"><text:span text:style-name="T23">Queues stellen die primäre Form der Inter-Task Kommunikation dar. Sie werden zum Senden und Empfangen von Nachrichten zwischen Tasks und zwischen Interrupts</text:span><text:span text:style-name="T23"><text:note text:id="ftn7" text:note-class="footnote"><text:note-citation>7</text:note-citation><text:note-body><text:p text:style-name="Footnote">Unter <text:span text:style-name="T4">Interrupt </text:span><text:span text:style-name="T42">versteht man </text:span>die kurzfristige Unterbrechung eines Programms, um eine andere, meist kurze, aber zeitkritische Verarbeitung durchzuführen.</text:p></text:note-body></text:note></text:span><text:span text:style-name="T23"> und Tasks. In den meisten Fällen werden sie als thread-sichere FIFO</text:span><text:span text:style-name="T23"><text:note text:id="ftn8" text:note-class="footnote"><text:note-citation>8</text:note-citation><text:note-body><text:p text:style-name="Footnote"><text:span text:style-name="T45">F</text:span><text:span text:style-name="T4">irst </text:span><text:span text:style-name="T45">I</text:span><text:span text:style-name="T4">n – </text:span><text:span text:style-name="T45">F</text:span><text:span text:style-name="T4">irst </text:span><text:span text:style-name="T45">O</text:span><text:span text:style-name="T4">ut</text:span> (engl. etwa „Erster rein – Erster raus“)</text:p></text:note-body></text:note></text:span><text:span text:style-name="T23"> Buffer verwendet.</text:span></text:p>
      <text:p text:style-name="P43"><text:span text:style-name="T23">Queues können Elemente mit „fixer“ Größe enthalten. Beim Erstellen einer Queue muss der Datentyp und die maximale Anzahl der Elemente angegeben werden.</text:span></text:p>
      <text:p text:style-name="P43"><text:span text:style-name="T23">Elemente werden als Kopie eingefügt, nicht als Referenz, darum sollten die Elemente nicht zu groß sein, um den Kopieraufwand zu minimieren.</text:span></text:p>
      <text:p text:style-name="P43"><text:span text:style-name="T23">Um große Elemente in Queues einzufügen sollten Zeiger verwendet werden. Dabei muss aber sichergestellt werden, dass klar definiert ist, welchem Task die Daten „besitzt“.</text:span></text:p>
      <text:p text:style-name="P43"><text:span text:style-name="T23"/></text:p>
      <text:p text:style-name="P45">Queues Erstellen</text:p>
      <text:p text:style-name="P43"><text:span text:style-name="T23">Mit dem Befehl </text:span><text:span text:style-name="T2">xQueueCreate</text:span><text:span text:style-name="T2"><text:note text:id="ftn9" text:note-class="footnote"><text:note-citation>9</text:note-citation><text:note-body><text:p text:style-name="Footnote">FreeRTOS Dokumentation – xQueueCreate, April 2010, http://www.freertos.org/a00116.html</text:p></text:note-body></text:note></text:span><text:span text:style-name="T23"> wird eine neue Queue erstell:</text:span></text:p>
      <text:p text:style-name="P52"><text:span text:style-name="T44"><text:s text:c="4"/>xQueue2 = xQueueCreate( 10, sizeof( struct AMessage * ) );</text:span></text:p>
      <text:p text:style-name="P43"><text:span text:style-name="T44"/></text:p>
      <text:p text:style-name="P45">Aus Queue lesen</text:p>
      <text:p text:style-name="P46">Mit dem Befehl xQueueRecieve<text:note text:id="ftn11" text:note-class="footnote"><text:note-citation>10</text:note-citation><text:note-body><text:p text:style-name="Footnote">FreeRTOS Dokumentation – xQueueRecieve, April 2010, http://www.freertos.org/a00118.html</text:p></text:note-body></text:note> wird ein Element aus der Queue gelesen:</text:p>
      <text:p text:style-name="P53"><text:tab/>xQueueReceive( xQueue, &amp;( pxRxedMessage ), ( portTickType ) 10 )</text:p>
      <text:p text:style-name="P45"/>
      <text:p text:style-name="P45">Queue senden</text:p>
      <text:p text:style-name="P42"><text:span text:style-name="T24">Mit dem Befehl </text:span><text:span text:style-name="T21">xQueueSend</text:span><text:span text:style-name="T21"><text:note text:id="ftn10" text:note-class="footnote"><text:note-citation>11</text:note-citation><text:note-body><text:p text:style-name="Footnote">FreeRTOS Dokumentation – xQueueSend, April 2010, http://www.freertos.org/a00117.html</text:p></text:note-body></text:note></text:span><text:span text:style-name="T21"> </text:span><text:span text:style-name="T22">wird ein neues Element in die Queue eingefügt:</text:span></text:p>
      <text:p text:style-name="P51"><text:s text:c="8"/><text:span text:style-name="T43">xQueueSend( xQueue1, <text:s/>newElement, ( portTickType ) 10 );</text:span></text:p>
      <text:p text:style-name="P32"/>
      <text:h text:style-name="P49" text:outline-level="3"/>
      <text:h text:style-name="P50"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
      <text:p text:style-name="Text_20_body"/>
      <text:list xml:id="list975963325" text:continue-list="list1271221350" text:style-name="L1">
        <text:list-item>
          <text:h text:style-name="P41"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40" text:outline-level="1"/>
      <text:h text:style-name="P40" text:outline-level="1"/>
      <text:h text:style-name="P40" text:outline-level="1"/>
      <text:list xml:id="list243071690" text:continue-numbering="true" text:style-name="L1">
        <text:list-item>
          <text:h text:style-name="P41" text:outline-level="1">Lumweb</text:h>
        </text:list-item>
      </text:list>
      <text:p text:style-name="Text_20_body"/>
      <text:p text:style-name="Text_20_body">Lumweb besteht aus 3 Komponenten:</text:p>
      <text:list xml:id="list1322780395" text:style-name="L4">
        <text:list-item>
          <text:p text:style-name="P20">Webserver: </text:p>
        </text:list-item>
        <text:list-item>
          <text:p text:style-name="P20">Webclient: stellt HTML Interface Seiten auf Touchscreen dar</text:p>
        </text:list-item>
        <text:list-item>
          <text:p text:style-name="P20">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48" text:outline-level="2"><draw:g text:anchor-type="paragraph" draw:z-index="0" draw:style-name="gr1"><draw:custom-shape draw:style-name="gr2" draw:text-style-name="P56" svg:width="2.4567in" svg:height="5.7087in" svg:x="0.9154in" svg:y="0.2055in"><text:p/><draw:enhanced-geometry svg:viewBox="0 0 21600 21600" draw:type="rectangle" draw:enhanced-path="M 0 0 L 21600 0 21600 21600 0 21600 0 0 Z N"/></draw:custom-shape><draw:custom-shape draw:style-name="gr3" draw:text-style-name="P58" svg:width="0.5685in" svg:height="1.3051in" svg:x="2.0071in" svg:y="1.5102in"><text:p text:style-name="P57"><text:span text:style-name="T46">Web-</text:span><text:span text:style-name="T46"><text:line-break/></text:span><text:span text:style-name="T46">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60" svg:width="1.5925in" svg:height="2.2835in" svg:x="-0.7909in" svg:y="1.0209in"><text:p text:style-name="P59"><text:span text:style-name="T47">Maschine/</text:span><text:span text:style-name="T47"><text:line-break/></text:span><text:span text:style-name="T47">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61" svg:width="0.9098in" svg:height="1.3043in" svg:x="1.848in" svg:y="4.2835in"><text:p text:style-name="P57"><text:span text:style-name="T48">Graphisches</text:span><text:span text:style-name="T48"><text:line-break/></text:span><text:span text:style-name="T48">Userinterface</text:span><text:span text:style-name="T48"><text:line-break/></text:span><text:span text:style-name="T48"><text:line-break/></text:span><text:span text:style-name="T48">Touchscreen</text:span></text:p><draw:enhanced-geometry svg:viewBox="0 0 21600 21600" draw:type="rectangle" draw:enhanced-path="M 0 0 L 21600 0 21600 21600 0 21600 0 0 Z N"/></draw:custom-shape><draw:frame draw:style-name="gr6" draw:text-style-name="P63" svg:width="2.3378in" svg:height="0.3496in" svg:x="1.0201in" svg:y="0.4173in"><draw:text-box><text:p text:style-name="P62"><text:span text:style-name="T49">Luminary LM3S9B96</text:span></text:p></draw:text-box></draw:frame><draw:custom-shape draw:style-name="gr3" draw:text-style-name="P61" svg:width="0.6362in" svg:height="0.3268in" svg:x="1.939in" svg:y="1.1839in"><text:p text:style-name="P57"><text:span text:style-name="T48">MicroSD</text:span></text:p><draw:enhanced-geometry svg:viewBox="0 0 21600 21600" draw:mirror-horizontal="false" draw:mirror-vertical="false" draw:type="rectangle" draw:enhanced-path="M 0 0 L 21600 0 21600 21600 0 21600 0 0 Z N"/></draw:custom-shape><draw:custom-shape draw:style-name="gr3" draw:text-style-name="P58" svg:width="0.3413in" svg:height="0.4894in" svg:x="3.2575in" svg:y="1.8366in"><text:p text:style-name="P57"><text:span text:style-name="T46">LAN</text:span></text:p><draw:enhanced-geometry svg:viewBox="0 0 21600 21600" draw:type="rectangle" draw:enhanced-path="M 0 0 L 21600 0 21600 21600 0 21600 0 0 Z N"/></draw:custom-shape><draw:custom-shape draw:style-name="gr2" draw:text-style-name="P56" svg:width="2.0469in" svg:height="2.7732in" svg:x="4.2134in" svg:y="0.2055in"><text:p/><draw:enhanced-geometry svg:viewBox="0 0 21600 21600" draw:type="rectangle" draw:enhanced-path="M 0 0 L 21600 0 21600 21600 0 21600 0 0 Z N"/></draw:custom-shape><draw:custom-shape draw:style-name="gr5" draw:text-style-name="P61" svg:width="0.9098in" svg:height="1.3051in" svg:x="4.7811in" svg:y="1.3472in"><text:p text:style-name="P57"><text:span text:style-name="T48">Graphisches</text:span><text:span text:style-name="T48"><text:line-break/></text:span><text:span text:style-name="T48">Userinterface</text:span><text:span text:style-name="T48"><text:line-break/></text:span><text:span text:style-name="T48"><text:line-break/></text:span><text:span text:style-name="T48">Touchscreen</text:span></text:p><draw:enhanced-geometry svg:viewBox="0 0 21600 21600" draw:type="rectangle" draw:enhanced-path="M 0 0 L 21600 0 21600 21600 0 21600 0 0 Z N"/></draw:custom-shape><draw:frame draw:style-name="gr6" draw:text-style-name="P63" svg:width="2.3378in" svg:height="0.3496in" svg:x="4.1701in" svg:y="0.402in"><draw:text-box><text:p text:style-name="P62"><text:span text:style-name="T49">Luminary LM3S9B96</text:span></text:p></draw:text-box></draw:frame><draw:custom-shape draw:style-name="gr3" draw:text-style-name="P58" draw:id="id1" svg:width="0.3413in" svg:height="0.4894in" svg:x="4.0992in" svg:y="1.8366in"><text:p text:style-name="P57"><text:span text:style-name="T46">LAN</text:span></text:p><draw:enhanced-geometry svg:viewBox="0 0 21600 21600" draw:type="rectangle" draw:enhanced-path="M 0 0 L 21600 0 21600 21600 0 21600 0 0 Z N"/></draw:custom-shape><draw:custom-shape draw:style-name="gr7" draw:text-style-name="P56" svg:width="2.0469in" svg:height="2.7724in" svg:x="4.2134in" svg:y="3.1417in"><text:p/><draw:enhanced-geometry svg:viewBox="0 0 21600 21600" draw:type="rectangle" draw:enhanced-path="M 0 0 L 21600 0 21600 21600 0 21600 0 0 Z N"/></draw:custom-shape><draw:custom-shape draw:style-name="gr8" draw:text-style-name="P61" svg:width="0.9098in" svg:height="1.3043in" svg:x="4.7811in" svg:y="4.2835in"><text:p text:style-name="P57"><text:span text:style-name="T48">Graphisches</text:span><text:span text:style-name="T48"><text:line-break/></text:span><text:span text:style-name="T48">Userinterface</text:span></text:p><text:p text:style-name="P57"><text:span text:style-name="T48">im Web-</text:span><text:span text:style-name="T48"><text:line-break/></text:span><text:span text:style-name="T48">browser</text:span></text:p><draw:enhanced-geometry svg:viewBox="0 0 21600 21600" draw:type="rectangle" draw:enhanced-path="M 0 0 L 21600 0 21600 21600 0 21600 0 0 Z N"/></draw:custom-shape><draw:frame draw:style-name="gr9" draw:text-style-name="P63" svg:width="2.2343in" svg:height="0.3496in" svg:x="4.1307in" svg:y="3.6in"><draw:text-box><text:p text:style-name="P62"><text:span text:style-name="T49">PC mit Webbrowser</text:span></text:p></draw:text-box></draw:frame><draw:custom-shape draw:style-name="gr3" draw:text-style-name="P58" svg:width="0.3413in" svg:height="0.4898in" svg:x="4.0992in" svg:y="4.772in"><text:p text:style-name="P57"><text:span text:style-name="T46">LAN</text:span></text:p><draw:enhanced-geometry svg:viewBox="0 0 21600 21600" draw:type="rectangle" draw:enhanced-path="M 0 0 L 21600 0 21600 21600 0 21600 0 0 Z N"/></draw:custom-shape><draw:line draw:style-name="gr10" draw:text-style-name="P56" svg:x1="3.8717in" svg:y1="2.0976in" svg:x2="3.8717in" svg:y2="5.0335in"><text:p/></draw:line><draw:line draw:style-name="gr10" draw:text-style-name="P56" svg:x1="3.8717in" svg:y1="5.0335in" svg:x2="4.0992in" svg:y2="5.0335in"><text:p/></draw:line><draw:line draw:style-name="gr11" draw:text-style-name="P64" svg:x1="2.5756in" svg:y1="2.0976in" svg:x2="3.2579in" svg:y2="2.0976in"><text:p text:style-name="P57"><text:span text:style-name="T47">HTTP</text:span></text:p></draw:line><draw:line draw:style-name="gr11" draw:text-style-name="P64" svg:x1="0.802in" svg:y1="2.1626in" svg:x2="1.598in" svg:y2="2.1626in"><text:p text:style-name="P57"><text:span text:style-name="T47">CAN</text:span></text:p></draw:line><draw:line draw:style-name="gr11" draw:text-style-name="P64" svg:x1="2.3256in" svg:y1="2.8154in" svg:x2="2.3256in" svg:y2="3.9571in"><text:p text:style-name="P57"><text:span text:style-name="T47">HTTP</text:span></text:p></draw:line><draw:custom-shape draw:style-name="gr3" draw:text-style-name="P58" svg:width="0.5012in" svg:height="1.3051in" svg:x="1.5063in" svg:y="1.5102in"><text:p text:style-name="P57"><text:span text:style-name="T46">Com-</text:span><text:span text:style-name="T46"><text:line-break/></text:span><text:span text:style-name="T46">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58" svg:x1="3.5992in" svg:y1="2.0976in" svg:x2="4.0996in" svg:y2="2.0976in"><text:p text:style-name="P57"><text:span text:style-name="T46">HTTP</text:span></text:p></draw:line><draw:custom-shape draw:style-name="gr3" draw:text-style-name="P56" svg:width="0.9098in" svg:height="0.3268in" svg:x="1.848in" svg:y="3.9571in"><text:p text:style-name="P57"><text:span text:style-name="T50">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1" svg:width="0.9098in" svg:height="0.3378in" svg:x="1.848in" svg:y="3.9457in"><text:p text:style-name="P57"><text:span text:style-name="T48">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1" draw:id="id2" svg:width="0.9098in" svg:height="0.3268in" svg:x="4.7811in" svg:y="1.0209in"><text:p text:style-name="P57"><text:span text:style-name="T48">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56" svg:x1="4.4402in" svg:y1="2.0811in" svg:x2="4.7811in" svg:y2="1.1839in" draw:start-shape="id1" draw:start-glue-point="1" draw:end-shape="id2" draw:end-glue-point="3" svg:d="m6390 2997h283v-704h-76v-588h284"><text:p/></draw:connector><draw:line draw:style-name="gr10" draw:text-style-name="P56" svg:x1="4.4406in" svg:y1="5.0335in" svg:x2="4.7819in" svg:y2="5.0335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47" text:outline-level="2"/>
      <text:h text:style-name="P48" text:outline-level="2">Webserver</text:h>
      <text:p text:style-name="Text_20_body"/>
      <text:p text:style-name="Text_20_body">Der Webserver stellt die zentrale Komponente des System dar. Der LumWeb Webserver ist eine modifizierte Version des LWIP Webservers. </text:p>
      <text:p text:style-name="Text_20_body">Zu den Modifikationen zählen:</text:p>
      <text:list xml:id="list2005173557" text:style-name="L5">
        <text:list-item>
          <text:p text:style-name="P21">Unterstützung von SSI Paramtern</text:p>
        </text:list-item>
        <text:list-item>
          <text:p text:style-name="P21">zahlreiche neue SSI Tags (siehe Dokumentation SSI Tags)</text:p>
        </text:list-item>
        <text:list-item>
          <text:p text:style-name="P21">CGI Routine zum Speichern von Werten vai ComTask</text:p>
        </text:list-item>
      </text:list>
      <text:p text:style-name="Text_20_body"/>
      <text:h text:style-name="Heading_20_4" text:outline-level="4">SSI</text:h>
      <text:p text:style-name="Text_20_body"><text:span text:style-name="T5">Server Side Includes</text:span><text:span text:style-name="T5"><text:note text:id="ftn0" text:note-class="footnote"><text:note-citation>12</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5">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55"><text:span text:style-name="Source_20_Text">&lt;!--#</text:span><text:span text:style-name="Source_20_Text"><text:span text:style-name="T35">befehl</text:span></text:span><text:span text:style-name="Source_20_Text"> </text:span><text:span text:style-name="Source_20_Text"><text:span text:style-name="T36">parametername1</text:span></text:span><text:span text:style-name="Source_20_Text">=</text:span><text:span text:style-name="Source_20_Text"><text:span text:style-name="T37">"wert"</text:span></text:span><text:span text:style-name="Source_20_Text"> </text:span><text:span text:style-name="Source_20_Text"><text:span text:style-name="T36">parametername2</text:span></text:span><text:span text:style-name="Source_20_Text">=</text:span><text:span text:style-name="Source_20_Text"><text:span text:style-name="T37">"wert"</text:span></text:span><text:span text:style-name="Source_20_Text"> --&gt;</text:span> </text:p>
      <text:p text:style-name="Text_20_body"/>
      <text:p text:style-name="Text_20_body"><text:soft-page-break/></text:p>
      <text:p text:style-name="Text_20_body">Das einleitende &lt;!-- und das abschließende --&gt; entsprechen den Zeichen für Beginn und Ende eines HTML- oder XML-Kommentares und sorgen dafür, dass der Browser die Befehle nicht anzeigt, falls SSI deaktiviert ist.</text:p>
      <text:h text:style-name="Heading_20_4" text:outline-level="4">Ablauf</text:h>
      <text:h text:style-name="Heading_20_5" text:outline-level="5">Seitenaufruf</text:h>
      <text:p text:style-name="Text_20_body">Client beantragt SSI Seite vom Server:</text:p>
      <text:list xml:id="list2051062951" text:style-name="L6">
        <text:list-item>
          <text:p text:style-name="P22">Datei von SD Karte einlesen</text:p>
        </text:list-item>
        <text:list-item>
          <text:p text:style-name="P22">Datei parsen</text:p>
        </text:list-item>
        <text:list-item>
          <text:p text:style-name="P22">Parameter für SSI Tags parsen</text:p>
        </text:list-item>
        <text:list-item>
          <text:p text:style-name="P22">SSI Tag Funktion am Server aufrufen</text:p>
        </text:list-item>
        <text:list-item>
          <text:p text:style-name="P22">aktuelle Einstellungswerte vom ComTask laden</text:p>
        </text:list-item>
        <text:list-item>
          <text:p text:style-name="P22">SSI Tag durch funktionsgeneriertes HTML ersetzen</text:p>
        </text:list-item>
        <text:list-item>
          <text:p text:style-name="P22">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723989567" text:style-name="L7">
        <text:list-item>
          <text:p text:style-name="P23">Parameterstring parsen</text:p>
        </text:list-item>
        <text:list-item>
          <text:p text:style-name="P23">Überprüfung ob valider Wert (nur Nummern als Parameter)</text:p>
        </text:list-item>
        <text:list-item>
          <text:p text:style-name="P23">Wert per ComTask setzen</text:p>
        </text:list-item>
        <text:list-item>
          <text:p text:style-name="P23">Wert per ComTask zurücklesen (Kontrolle ob erfolgreich gesetzt)</text:p>
        </text:list-item>
        <text:list-item>
          <text:p text:style-name="P23">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2072121104" text:style-name="L8">
        <text:list-item>
          <text:p text:style-name="P25">Tag</text:p>
        </text:list-item>
        <text:list-item>
          <text:p text:style-name="P35"><text:s/>&lt;!--#DateTime--&gt;</text:p>
        </text:list-item>
        <text:list-item>
          <text:p text:style-name="P25">Parameter</text:p>
        </text:list-item>
        <text:list-item>
          <text:p text:style-name="P36">keine</text:p>
        </text:list-item>
      </text:list>
      <text:h text:style-name="Heading_20_5" text:outline-level="5">NumberInputField</text:h>
      <text:p text:style-name="Text_20_body">Erzeugt ein HTML Text Feld samt + und - Buttons</text:p>
      <text:list xml:id="list1936809531" text:continue-numbering="true" text:style-name="L8">
        <text:list-item>
          <text:p text:style-name="P25">Tag</text:p>
        </text:list-item>
        <text:list-item>
          <text:p text:style-name="P35"><text:s/>&lt;!--#NumberInputField id=foo label=bar--&gt;</text:p>
        </text:list-item>
        <text:list-item>
          <text:p text:style-name="P35"><text:s/>&lt;!--#NumberInputField id=foo label=bar max=24 min=0--&gt;</text:p>
        </text:list-item>
        <text:list-item>
          <text:p text:style-name="P25">Parameter</text:p>
        </text:list-item>
        <text:list-item>
          <text:p text:style-name="P36">id: Canbus ID</text:p>
        </text:list-item>
        <text:list-item>
          <text:p text:style-name="P36">label: Name des Labels</text:p>
        </text:list-item>
        <text:list-item>
          <text:p text:style-name="P36">max: Maximalwert <text:span text:style-name="T2">(optional)</text:span></text:p>
        </text:list-item>
        <text:list-item>
          <text:p text:style-name="P36">min: Minimalwert <text:span text:style-name="T2">(optional)</text:span></text:p>
        </text:list-item>
      </text:list>
      <text:h text:style-name="Heading_20_5" text:outline-level="5">SubmitInputField</text:h>
      <text:p text:style-name="Text_20_body">Erzeugt einen HTML Button zum Speichern der Werte</text:p>
      <text:list xml:id="list678344792" text:continue-numbering="true" text:style-name="L8">
        <text:list-item>
          <text:p text:style-name="P25">Tag</text:p>
        </text:list-item>
        <text:list-item>
          <text:p text:style-name="P35"><text:s/>&lt;!--#SubmitInputField label=foo ajax_id=bar--&gt;</text:p>
        </text:list-item>
        <text:list-item>
          <text:p text:style-name="P25">Parameter</text:p>
        </text:list-item>
        <text:list-item>
          <text:p text:style-name="P36">label: Name des Labels</text:p>
        </text:list-item>
        <text:list-item>
          <text:p text:style-name="P36">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2127797636" text:continue-numbering="true" text:style-name="L8">
        <text:list-item>
          <text:p text:style-name="P25">Tag</text:p>
        </text:list-item>
        <text:list-item>
          <text:p text:style-name="P35"><text:s/>&lt;!--#SavedParams--&gt;</text:p>
        </text:list-item>
        <text:list-item>
          <text:p text:style-name="P25">Parameter</text:p>
        </text:list-item>
        <text:list-item>
          <text:p text:style-name="P36">keine</text:p>
        </text:list-item>
      </text:list>
      <text:h text:style-name="Heading_20_5" text:outline-level="5">CheckboxInputField</text:h>
      <text:p text:style-name="Text_20_body">Erzeugt eine HTML Checkbox.</text:p>
      <text:list xml:id="list349541712" text:continue-numbering="true" text:style-name="L8">
        <text:list-item>
          <text:p text:style-name="P25">Tag</text:p>
        </text:list-item>
        <text:list-item>
          <text:p text:style-name="P35"><text:s/>&lt;!--#CheckboxInputField--&gt;</text:p>
        </text:list-item>
        <text:list-item>
          <text:p text:style-name="P25">Parameter</text:p>
        </text:list-item>
        <text:list-item>
          <text:p text:style-name="P36">id: Canbus ID</text:p>
        </text:list-item>
        <text:list-item>
          <text:p text:style-name="P36">label: Name des Labels</text:p>
        </text:list-item>
      </text:list>
      <text:p text:style-name="P10"/>
      <text:p text:style-name="Text_20_body"/>
      <text:h text:style-name="P48" text:outline-level="2"><text:bookmark-start text:name="_Toc183831912"/>W<text:bookmark-end text:name="_Toc183831912"/>ebclient</text:h>
      <text:h text:style-name="Heading_20_3" text:outline-level="3">3.1<text:tab/>Interface</text:h>
      <text:h text:style-name="P40" text:outline-level="1"/>
      <text:h text:style-name="P48"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Heading_20_4" text:outline-level="4">Zugriff</text:h>
      <text:p text:style-name="Text_20_body">Tasks greifen auf den ComTask über die Queue <text:span text:style-name="T12">xComQueue</text:span><text:span text:style-name="T7"> </text:span><text:span text:style-name="T15">zu. Dieser gibt die Antwort über </text:span><text:span text:style-name="T13">xHttpdQueue </text:span><text:span text:style-name="T15">an den Task zurück. Die Queues verwenden die Struktur </text:span><text:span text:style-name="T13">xComMessage</text:span><text:span text:style-name="T15"> zum Nachrichtenaustausch. <text:s/>Nachdem ein Task eine Anfrage an ComTask geschickt hat, muss dieser Task pausiert werden (suspend). <text:s/></text:span><text:span text:style-name="T13">XcomMessage </text:span><text:span text:style-name="T15">muss einen TaskHandler (taskToResume) enthalten, der auf den aktuellen Task (den Anfragenden) zeigt. Der ComTask verwendet diesen TaskHandler um den anfragenden Task wieder aufzuwecken, nachdem die Antwort in die <text:s/></text:span><text:span text:style-name="T13">xHttpdQueue </text:span><text:span text:style-name="T15">enqueued wurde.</text:span></text:p>
      <text:p text:style-name="Text_20_body"><text:span text:style-name="T15"/></text:p>
      <text:h text:style-name="Heading_20_4" text:outline-level="4"><text:span text:style-name="T15">Kommunikation mit der Maschine<text:tab/></text:span></text:h>
      <text:p text:style-name="Text_20_body"><text:span text:style-name="T15">Der ComTask stellt zwei Funktionen zur Verfügung, in denen der Zugriff auf die spezielle Maschine implementiert werden muss, zum Beispiel über Can Bus oder RS232. </text:span></text:p>
      <text:p text:style-name="Text_20_body"><text:span text:style-name="T15">Folgende Methoden müssen implementiert werden:</text:span></text:p>
      <text:list xml:id="list530466268" text:style-name="L9">
        <text:list-item>
          <text:p text:style-name="P26"><text:span text:style-name="T34">int</text:span><text:span text:style-name="T17"> </text:span><text:span text:style-name="T18">sendToMachine</text:span><text:span text:style-name="T17">(</text:span><text:span text:style-name="T34">char</text:span><text:span text:style-name="T17">* id, </text:span><text:span text:style-name="T34">int</text:span><text:span text:style-name="T17"> value)</text:span></text:p>
        </text:list-item>
        <text:list-item>
          <text:p text:style-name="P17"><text:span text:style-name="T34">int</text:span><text:span text:style-name="T17"> </text:span><text:span text:style-name="T18">getFormMachine</text:span><text:span text:style-name="T17">(</text:span><text:span text:style-name="T34">char</text:span><text:span text:style-name="T17">* id)</text:span></text:p>
        </text:list-item>
      </text:list>
      <text:p text:style-name="Text_20_body"><text:span text:style-name="T17"/></text:p>
      <text:h text:style-name="Heading_20_5" text:outline-level="5"><text:span text:style-name="T17">sendToMachine</text:span></text:h>
      <text:p text:style-name="Text_20_body"><text:span text:style-name="T17">Mit dieser Funktion wird ein Wert an die Maschine gesendet. Dazu wird die ID der Einstellung und der Wert der Einstellung übergeben. Diese Ids werden in den SSI Dateien (Interface) definiert. Die </text:span><text:soft-page-break/><text:span text:style-name="T17">ID muss gegebenenfalls noch in eine für die Maschine verarbeitbare Form umgewandelt werden. Der Rückgabewert ist entweder:</text:span></text:p>
      <text:list xml:id="list1255522928" text:style-name="L10">
        <text:list-item>
          <text:p text:style-name="P27"><text:span text:style-name="T17">0 → Wert erfolgreich gesendet</text:span></text:p>
        </text:list-item>
        <text:list-item>
          <text:p text:style-name="P27"><text:span text:style-name="T17">ungleich 0 → Fehler beim Senden</text:span></text:p>
        </text:list-item>
      </text:list>
      <text:p text:style-name="Text_20_body"><text:span text:style-name="T17"/></text:p>
      <text:h text:style-name="Heading_20_5" text:outline-level="5"><text:span text:style-name="T17">getFromMachine</text:span></text:h>
      <text:p text:style-name="Text_20_body"><text:span text:style-name="T17">Diese Funktion lest eine Option von der Maschine und gibt den Wert zurück. Dazu wird der Funktion die ID der Option übergeben. Diese Ids werden in den SSI Dateien (Interface) definiert.</text:span></text:p>
      <text:p text:style-name="Text_20_body"><text:span text:style-name="T17"/></text:p>
      <text:p text:style-name="P8"><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Liberation Serf" svg:font-family="'Liberation Serf'"/>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SimSun" svg:font-family="SimSun, 宋体"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26.03.2010</text:p>
      </style:header>
      <style:footer>
        <text:p text:style-name="Footer">Anzinger Martin, Hahn Florian<text:tab/><text:tab/>Seite <text:page-number text:select-page="current">20</text:page-number> von <text:page-count>20</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09T11:02:19</dc:date>
    <meta:editing-duration>PT09H35M13S</meta:editing-duration>
    <meta:editing-cycles>138</meta:editing-cycles>
    <meta:generator>OpenOffice.org/3.2$Unix OpenOffice.org_project/320m12$Build-9483</meta:generator>
    <meta:document-statistic meta:table-count="1" meta:image-count="0" meta:object-count="0" meta:page-count="20" meta:paragraph-count="247" meta:word-count="2297" meta:character-count="16106"/>
    <meta:user-defined meta:name="Info 1"/>
    <meta:user-defined meta:name="Info 2"/>
    <meta:user-defined meta:name="Info 3"/>
    <meta:user-defined meta:name="Info 4"/>
  </office:meta>
</office:document-meta>
</file>